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ETTERS" style:family="table">
      <style:table-properties style:width="27.201cm" table:align="margins"/>
    </style:style>
    <style:style style:name="LETTERS.A" style:family="table-column">
      <style:table-column-properties style:column-width="0.96cm" style:rel-column-width="2311*"/>
    </style:style>
    <style:style style:name="LETTERS.B" style:family="table-column">
      <style:table-column-properties style:column-width="4.057cm" style:rel-column-width="9774*"/>
    </style:style>
    <style:style style:name="LETTERS.C" style:family="table-column">
      <style:table-column-properties style:column-width="3.371cm" style:rel-column-width="8121*"/>
    </style:style>
    <style:style style:name="LETTERS.D" style:family="table-column">
      <style:table-column-properties style:column-width="10.319cm" style:rel-column-width="24860*"/>
    </style:style>
    <style:style style:name="LETTERS.E" style:family="table-column">
      <style:table-column-properties style:column-width="8.497cm" style:rel-column-width="20469*"/>
    </style:style>
    <style:style style:name="LETTERS.1" style:family="table-row">
      <style:table-row-properties fo:keep-together="always"/>
    </style:style>
    <style:style style:name="LETTERS.A1" style:family="table-cell">
      <style:table-cell-properties fo:background-color="#cccccc" fo:padding="0.097cm" fo:border="none">
        <style:background-image/>
      </style:table-cell-properties>
    </style:style>
    <style:style style:name="LETTERS.A2" style:family="table-cell">
      <style:table-cell-properties fo:padding="0.097cm" fo:border="none"/>
    </style:style>
    <style:style style:name="LETTERS.B2" style:family="table-cell">
      <style:table-cell-properties fo:padding="0.097cm" fo:border="none"/>
    </style:style>
    <style:style style:name="LETTERS.C2" style:family="table-cell">
      <style:table-cell-properties fo:padding="0.097cm" fo:border="none"/>
    </style:style>
    <style:style style:name="LETTERS.D2" style:family="table-cell">
      <style:table-cell-properties fo:padding="0.097cm" fo:border="none"/>
    </style:style>
    <style:style style:name="LETTERS.E2" style:family="table-cell">
      <style:table-cell-properties fo:padding="0.097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text-properties officeooo:rsid="00391daf" officeooo:paragraph-rsid="00391daf"/>
    </style:style>
    <style:style style:name="P4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7" style:family="paragraph" style:parent-style-name="Table_20_Contents">
      <style:text-properties fo:font-size="10pt" officeooo:rsid="0029e608" officeooo:paragraph-rsid="003a654a" style:font-size-asian="10pt" style:font-size-complex="10pt"/>
    </style:style>
    <style:style style:name="P8" style:family="paragraph" style:parent-style-name="Table_20_Contents">
      <style:text-properties fo:font-size="10pt" officeooo:rsid="00391daf" officeooo:paragraph-rsid="00391daf" style:font-size-asian="10pt" style:font-size-complex="10pt"/>
    </style:style>
    <style:style style:name="P9" style:family="paragraph" style:parent-style-name="Table_20_Contents">
      <style:text-properties fo:font-size="10pt" officeooo:rsid="00293413" officeooo:paragraph-rsid="00293413" style:font-size-asian="10pt" style:font-size-complex="10pt"/>
    </style:style>
    <style:style style:name="P10" style:family="paragraph" style:parent-style-name="Table_20_Contents">
      <style:text-properties fo:font-size="10pt" officeooo:rsid="003be0a1" officeooo:paragraph-rsid="003be0a1" style:font-size-asian="10pt" style:font-size-complex="10pt"/>
    </style:style>
    <style:style style:name="P11" style:family="paragraph" style:parent-style-name="Table_20_Contents">
      <style:text-properties fo:font-size="10pt" fo:font-weight="bold" officeooo:rsid="00391daf" officeooo:paragraph-rsid="00391da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0pt" officeooo:rsid="003e29f8" officeooo:paragraph-rsid="003e29f8" style:font-size-asian="10pt" style:font-size-complex="10pt"/>
    </style:style>
    <style:style style:name="P13" style:family="paragraph" style:parent-style-name="Table_20_Heading">
      <style:paragraph-properties fo:text-align="start" style:justify-single-word="false"/>
      <style:text-properties officeooo:rsid="00391daf" officeooo:paragraph-rsid="00391daf"/>
    </style:style>
    <style:style style:name="P14" style:family="paragraph" style:parent-style-name="Table_20_Heading">
      <style:paragraph-properties fo:text-align="start" style:justify-single-word="false"/>
      <style:text-properties officeooo:rsid="003a654a" officeooo:paragraph-rsid="003a654a"/>
    </style:style>
    <style:style style:name="P15" style:family="paragraph" style:parent-style-name="Table_20_Heading">
      <style:paragraph-properties fo:text-align="start" style:justify-single-word="false"/>
      <style:text-properties officeooo:rsid="003e29f8" officeooo:paragraph-rsid="003e29f8"/>
    </style:style>
    <style:style style:name="P16" style:family="paragraph" style:parent-style-name="Table_20_Heading">
      <style:text-properties officeooo:rsid="00432cba" officeooo:paragraph-rsid="00432cba"/>
    </style:style>
    <style:style style:name="P17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T1" style:family="text">
      <style:text-properties fo:color="#800000"/>
    </style:style>
    <style:style style:name="T2" style:family="text">
      <style:text-properties officeooo:rsid="00343f1d"/>
    </style:style>
    <style:style style:name="T3" style:family="text">
      <style:text-properties fo:color="#808080" officeooo:rsid="00100d3a"/>
    </style:style>
    <style:style style:name="T4" style:family="text">
      <style:text-properties fo:color="#808080" officeooo:rsid="000f14e0"/>
    </style:style>
    <style:style style:name="T5" style:family="text">
      <style:text-properties officeooo:rsid="001846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469a" style:font-weight-asian="bold" style:font-weight-complex="bold"/>
    </style:style>
    <style:style style:name="T8" style:family="text">
      <style:text-properties fo:font-weight="bold" officeooo:rsid="0022965b" style:font-weight-asian="bold" style:font-weight-complex="bold"/>
    </style:style>
    <style:style style:name="T9" style:family="text">
      <style:text-properties officeooo:rsid="0022965b"/>
    </style:style>
    <style:style style:name="T10" style:family="text">
      <style:text-properties officeooo:rsid="0037fda5"/>
    </style:style>
    <style:style style:name="T11" style:family="text">
      <style:text-properties officeooo:rsid="003be0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7"><text:span text:style-name="T10">Протокол контроля исполнения писем за </text:span><text:span text:style-name="T7">[REPORT_PERIOD]</text:span></text:p>
      <table:table table:name="LETTERS" table:style-name="LETTERS">
        <table:table-column table:style-name="LETTERS.A"/>
        <table:table-column table:style-name="LETTERS.B"/>
        <table:table-column table:style-name="LETTERS.C"/>
        <table:table-column table:style-name="LETTERS.D"/>
        <table:table-column table:style-name="LETTERS.E"/>
        <table:table-header-rows>
          <table:table-row table:style-name="LETTERS.1">
            <table:table-cell table:style-name="LETTERS.A1" office:value-type="string">
              <text:p text:style-name="P4">№ п/п</text:p>
            </table:table-cell>
            <table:table-cell table:style-name="LETTERS.A1" office:value-type="string">
              <text:p text:style-name="P16">Номер и дата регистрации</text:p>
            </table:table-cell>
            <table:table-cell table:style-name="LETTERS.A1" office:value-type="string">
              <text:p text:style-name="P3">Срок исполнения</text:p>
              <text:p text:style-name="P3">Статус</text:p>
            </table:table-cell>
            <table:table-cell table:style-name="LETTERS.A1" office:value-type="string">
              <text:p text:style-name="P13">Адреса[н]т</text:p>
              <text:p text:style-name="P14">Тема</text:p>
            </table:table-cell>
            <table:table-cell table:style-name="LETTERS.A1" office:value-type="string">
              <text:p text:style-name="P14">Исполнители</text:p>
              <text:p text:style-name="P15">Результат исполнения</text:p>
            </table:table-cell>
          </table:table-row>
        </table:table-header-rows>
        <table:table-row table:style-name="LETTERS.1">
          <table:table-cell table:style-name="LETTERS.A2" office:value-type="string">
            <text:p text:style-name="P6">[NN]</text:p>
          </table:table-cell>
          <table:table-cell table:style-name="LETTERS.B2" office:value-type="string">
            <text:p text:style-name="P5"><text:span text:style-name="T8">[REGNUMBER]</text:span><text:span text:style-name="T9"> от</text:span> <text:span text:style-name="T5">[REGDATE]</text:span> <text:s/><text:span text:style-name="T3">(</text:span><text:span text:style-name="T4">#[ID]</text:span><text:span text:style-name="T3">)</text:span></text:p>
            <text:p text:style-name="Table_20_Contents">[NUMBER] [DATE]</text:p>
          </table:table-cell>
          <table:table-cell table:style-name="LETTERS.C2" office:value-type="string">
            <text:p text:style-name="P11">[DUEDATE]</text:p>
            <text:p text:style-name="P8"><text:span text:style-name="T11">статус </text:span><text:span text:style-name="T6">[STATUS]</text:span></text:p>
          </table:table-cell>
          <table:table-cell table:style-name="LETTERS.D2" office:value-type="string">
            <text:p text:style-name="P9">[SENDER]</text:p>
            <text:p text:style-name="P7"><text:span text:style-name="T11">[</text:span>[SUBJECT]<text:span text:style-name="T11">]</text:span></text:p>
          </table:table-cell>
          <table:table-cell table:style-name="LETTERS.E2" office:value-type="string">
            <text:p text:style-name="P10">[USERS]</text:p>
            <text:p text:style-name="P12">[RESULT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style style:name="MT2" style:family="text">
      <style:text-properties officeooo:rsid="00343f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 <text:s text:c="10"/><text:span text:style-name="MT2">[WEEK_NUMBER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7H31M3S</meta:editing-duration>
    <meta:editing-cycles>45</meta:editing-cycles>
    <meta:initial-creator>Роберт Бикмансуров</meta:initial-creator>
    <meta:creation-date>2014-09-29T15:07:38.048726639</meta:creation-date>
    <dc:date>2015-10-23T14:40:26.467462954</dc:date>
    <dc:creator>Роберт Мулланурович Бикмансуров</dc:creator>
    <meta:document-statistic meta:table-count="1" meta:image-count="0" meta:object-count="0" meta:page-count="1" meta:paragraph-count="21" meta:word-count="47" meta:character-count="353" meta:non-whitespace-character-count="317"/>
  </office:meta>
</office:document-meta>
</file>